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grant-us-god-the-grace-of-giving-slides-page1.png" manifest:media-type="image/png"/>
  <manifest:file-entry manifest:full-path="Pictures/grant-us-god-the-grace-of-giving-slides-page2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rant-us-god-the-grace-of-giving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rant-us-god-the-grace-of-giving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